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image/png" manifest:full-path="Pictures/100000000000053F00000284E4346BC0.png"/>
  <manifest:file-entry manifest:media-type="image/png" manifest:full-path="Pictures/100000000000052300000271A26809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7"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0"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1"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2"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P2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fr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for code generation, in the hope of making the building and maintaining of your code/scripts easier. ScriptKnapper is a JavaScript function library, but you can make use of the library within your browser, via the Web UI. You can also create your own custom UIs.</text:p>
      <text:p text:style-name="P3"/>
      <text:p text:style-name="P3"><text:s text:c="2"/>To use ScriptKnapper, you create a list of templates, and then a list of markup instructions (that will feed data into the templates). Both the templates and the markup instructions are represented in JSON, which you then enter into your chosen UI.</text:p>
      <text:p text:style-name="P1"/>
      <text:p text:style-name="P1"/>
      <text:p text:style-name="P1"/>
      <text:p text:style-name="P2">Contents:</text:p>
      <text:list xml:id="list146788875084120122" text:style-name="L1">
        <text:list-item>
          <text:p text:style-name="P19">JSON - A Guide for Non-Programmers</text:p>
        </text:list-item>
        <text:list-item>
          <text:p text:style-name="P19">Generating an Example Script</text:p>
        </text:list-item>
        <text:list-item>
          <text:p text:style-name="P19">The ScriptKnapper Web UI</text:p>
        </text:list-item>
        <text:list-item>
          <text:p text:style-name="P19">Extra Functionality</text:p>
        </text:list-item>
      </text:list>
      <text:p text:style-name="P16">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296603688856872793" text:style-name="L2">
        <text:list-item>
          <text:p text:style-name="P20">Strings (which is a programmer word, meaning text).</text:p>
        </text:list-item>
        <text:list-item>
          <text:p text:style-name="P20">Numbers (including decimal numbers)</text:p>
        </text:list-item>
        <text:list-item>
          <text:p text:style-name="P20">Booleans (This is another programmer word. It means either true or false.).</text:p>
        </text:list-item>
        <text:list-item>
          <text:p text:style-name="P20">Null (which means it has no value).</text:p>
        </text:list-item>
        <text:list-item>
          <text:p text:style-name="P20">Objects. These are containers for related pieces of data (You will learn more about objects in a moment.).</text:p>
        </text:list-item>
        <text:list-item>
          <text:p text:style-name="P20">Arrays (Think of this as a list of any of the above types).</text:p>
        </text:list-item>
      </text:list>
      <text:p text:style-name="P3"/>
      <text:p text:style-name="P3"><text:s text:c="2"/>Let's say we wanted to represent a car in an object. There are multiple properties we may want to represent:</text:p>
      <text:list xml:id="list8122469878499765997" text:style-name="L3">
        <text:list-item>
          <text:p text:style-name="P21">numberOfDoors</text:p>
        </text:list-item>
        <text:list-item>
          <text:p text:style-name="P21">numberOfWheels</text:p>
        </text:list-item>
        <text:list-item>
          <text:p text:style-name="P21">engineType</text:p>
        </text:list-item>
        <text:list-item>
          <text:p text:style-name="P21">lastMOTDate</text:p>
        </text:list-item>
        <text:list-item>
          <text:p text:style-name="P21">isStolen</text:p>
        </text:list-item>
        <text:list-item>
          <text:p text:style-name="P21">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9">{</text:p>
      <text:p text:style-name="P9"><text:tab/>"numberOfDoors": 5,</text:p>
      <text:p text:style-name="P9"><text:tab/>"numberOfWheels": 4,</text:p>
      <text:p text:style-name="P9"><text:soft-page-break/><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7">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5428564120952579618" text:style-name="L4">
        <text:list-item>
          <text:p text:style-name="P22">In ScriptKnapper, the templates have to be within an array (The markup JSON has this same rule.).</text:p>
        </text:list-item>
        <text:list-item>
          <text:p text:style-name="P22">To ScriptKnapper, all property values should be an array, object, or string. You cannot use number/boolean/null types.</text:p>
        </text:list-item>
        <text:list-item>
          <text:p text:style-name="P22">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but we still need to pass a data array in the markup:</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 text:c="2"/>The template property tells ScriptKnapper what template to use, and the data array is where you will pass in data to the template (something we will do <text:soft-page-break/>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 and “:}”. This is how you reference a parameter that has been passed into the template (On a side note, if you actually want to use “{:” or “:}” in your generated script – without them being interpreted as braces for a parameter call – you can use “@ohb:” in place of “{:”, and “@chb:” in place of “:}”. ohb stands for “Opening HandleBar”, and chb stands for “Closing HandleBar”.).</text:p>
      <text:p text:style-name="P13"/>
      <text:p text:style-name="P13"><text:s text:c="2"/>Make the above changes to your template JSON. Also, we are about to make multiple calls to this template (something you will see in the new markup JSON below), so add 2 line-breaks (“\n\n”) to the end of the template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data objects, we are actually calling the template twice. Therefore, <text:soft-page-break/>ScriptKnapper will generate one after the other (this is why I suggested you add 2 line-break escape codes – “\n” – to the end of the template).</text:p>
      <text:p text:style-name="P13"/>
      <text:p text:style-name="P13"><text:s text:c="2"/>Most of the time, you will want to have multiple template calls to different templates in your script. In order to do this, you just pass more template call objects in the markup JSON. See the below example:</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hen ending with a period). You may want to put these parts of the template <text:soft-page-break/>into their own separate template. Let's do that in our template JSON:</text:p>
      <text:p text:style-name="P13"/>
      <text:p text:style-name="P9">[</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 and “:}}”. These tell ScriptKnapper that this is a call to another template (If you actually want to use these strings in the template, then replace “{{:” with “@odhb:”, and “:}}” with “@cdhb;”. odhb stands for “opening double handlebars”, and cdhb stands for “closing double handlebars”). </text:p>
      <text:p text:style-name="P13"/>
      <text:p text:style-name="P13"><text:s text:c="2"/>You will have also noticed that all of the double quotation marks within the inner-template call are preceded by backslashes. 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end of the lines manually into the inner-template. However, we have already <text:soft-page-break/>passed those values into the limerickTemplate, so couldn't we just feed those values in?</text:p>
      <text:p text:style-name="P13"/>
      <text:p text:style-name="P13"><text:s text:c="2"/>The answer is yes.</text:p>
      <text:p text:style-name="P13"/>
      <text:p text:style-name="P14">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
      <text:p text:style-name="P13"><text:soft-page-break/><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8">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100000000000053F00000284E4346BC0.png"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2" draw:name="graphics2" text:anchor-type="paragraph" svg:width="16.678cm" svg:height="7.971cm" draw:z-index="1"><draw:image xlink:href="Pictures/100000000000052300000271A2680977.png"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the handlebar brace syntax with their replacement strings (such as “@ohb:” for “{:”, and “@chb:” for “:}”).</text:p>
      <text:p text:style-name="P13"/>
      <text:p text:style-name="P14">The Template JSON Building Tool:</text:p>
      <text:p text:style-name="P13"/>
      <text:p text:style-name="P13"><draw:frame draw:style-name="fr3" draw:name="graphics3" text:anchor-type="paragraph" svg:x="0cm" svg:y="0cm" svg:width="17cm" svg:height="7.447cm" draw:z-index="2"><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any double-quotes).</text:p>
      <text:p text:style-name="P13"/>
      <text:p text:style-name="P13">When you then select the Add Template button, the template will be converted into a JSON object, within a JSON array. It will have any whitespace replaced with the correct code (“\n”, “\t”, etc), and any double-quote characters will be escaped, as is required by the JSON format. You can then enter the next template, which will be added to the end of the array.</text:p>
      <text:p text:style-name="P18">Extra Functionality:</text:p>
      <text:p text:style-name="P13"/>
      <text:p text:style-name="P14">Adding Data to the Data Object from within a Template:</text:p>
      <text:p text:style-name="P13"/>
      <text:p text:style-name="P13"><text:s text:c="2"/>You can add extra data to the data object being used to populate the template, with a data addition tag. See the below example:</text:p>
      <text:p text:style-name="P13"/>
      <text:p text:style-name="P8">{+ “data1”: “Hello World!”, “data2”: “Hello Again!” +}</text:p>
      <text:p text:style-name="P13"/>
      <text:p text:style-name="P13"><text:s text:c="2"/>Placing this tag in a template would then add 2 properties to the data object: data1 and data2. If there was an inner-template call in this template, and you wanted to be sure it received these values for those properties, then using this tag would ensure that. This is because, if the data object already had those 2 properties, the values in the data addition tag would replace those pre-existing values.</text:p>
      <text:p text:style-name="P13"/>
      <text:p text:style-name="P13"><text:s text:c="2"/>If you would like to actually use the “{+” or “+}” strings within your script, then you will need to replace them with “@ohb+” and “@chb+”,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5-23T11:09:05</dc:date>
    <meta:editing-duration>PT19H55M17S</meta:editing-duration>
    <meta:editing-cycles>48</meta:editing-cycles>
    <meta:generator>OpenOffice/4.1.5$Win32 OpenOffice.org_project/415m1$Build-9789</meta:generator>
    <meta:document-statistic meta:table-count="0" meta:image-count="3" meta:object-count="0" meta:page-count="13" meta:paragraph-count="258" meta:word-count="2716" meta:character-count="16128"/>
  </office:meta>
</office:document-meta>
</file>